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10000031E021F1E1BD89F73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43729d" draw:stroke-linejoin="miter" draw:fill="solid" draw:fill-color="#00206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c00000" draw:stroke-linejoin="miter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655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715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715cm" fo:min-width="0.1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70ad47" draw:stroke-linejoin="miter" draw:fill="solid" draw:fill-color="#70ad4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3.052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43729d" draw:stroke-linejoin="miter" draw:fill="solid" draw:fill-color="#002060" draw:textarea-vertical-align="middle" draw:auto-grow-height="false" draw:fit-to-size="false" fo:min-height="0.004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43729d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43729d" draw:stroke-linejoin="miter" draw:fill="solid" draw:fill-color="#ffffff" draw:textarea-vertical-align="middle" draw:auto-grow-height="false" draw:fit-to-size="false" fo:min-height="3.052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808080" draw:stroke-linejoin="miter" draw:fill="solid" draw:fill-color="#a6a6a6" draw:textarea-vertical-align="middle" draw:auto-grow-height="false" draw:fit-to-size="false" fo:min-height="0.004cm" fo:min-width="8.02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808080" draw:stroke-linejoin="miter" draw:fill="solid" draw:fill-color="#a6a6a6" draw:textarea-vertical-align="middle" draw:auto-grow-height="false" draw:fit-to-size="false" fo:min-height="0.004cm" fo:min-width="5.04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808080" draw:stroke-linejoin="miter" draw:fill="solid" draw:fill-color="#a6a6a6" draw:textarea-vertical-align="middle" draw:auto-grow-height="false" draw:fit-to-size="false" fo:min-height="0.004cm" fo:min-width="1.13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808080" draw:stroke-linejoin="miter" draw:fill="solid" draw:fill-color="#a6a6a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35cm" svg:stroke-color="#00b0f0" draw:stroke-linejoin="miter" draw:fill="solid" draw:fill-color="#00b0f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4" svg:stroke-width="0.079cm" svg:stroke-color="#ff0000" draw:stroke-linejoin="miter" draw:fill="none" draw:textarea-vertical-align="middle" draw:auto-grow-height="false" draw:fit-to-size="false" fo:min-height="0.667cm" fo:min-width="5.8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7030a0" draw:stroke-linejoin="miter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79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Content-notes">
      <style:graphic-properties draw:fill-color="#ffffff" fo:min-height="13.364cm"/>
    </style:style>
    <style:style style:name="pr2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002060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0ad47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Picture 3" draw:style-name="gr1" draw:text-style-name="P1" draw:layer="layout" svg:width="22.808cm" svg:height="15.359cm" svg:x="5.644cm" svg:y="1.487cm">
          <draw:image xlink:href="Pictures/10000201000004A10000031E021F1E1BD89F73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draw:custom-shape draw:name="Rectangle 3" draw:style-name="gr3" draw:text-style-name="P3" draw:layer="layout" svg:width="0.024cm" svg:height="7.619cm" svg:x="2.313cm" svg:y="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3" draw:layer="layout" svg:width="0.075cm" svg:height="7.619cm" svg:x="2.993cm" svg:y="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3" draw:layer="layout" svg:width="0.075cm" svg:height="7.619cm" svg:x="3.793cm" svg:y="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6" draw:style-name="gr4" draw:text-style-name="P4" draw:layer="layout" svg:width="0.507cm" svg:height="0.507cm" svg:x="2.446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" draw:style-name="gr4" draw:text-style-name="P4" draw:layer="layout" svg:width="0.507cm" svg:height="0.507cm" svg:x="3.177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2" draw:style-name="gr3" draw:text-style-name="P3" draw:layer="layout" svg:width="0.075cm" svg:height="3.809cm" svg:x="3.717cm" svg:y="8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7" draw:style-name="gr5" draw:text-style-name="P5" draw:layer="layout" svg:width="0.507cm" svg:height="0.507cm" svg:x="3.577cm" svg:y="8.108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18" draw:style-name="gr3" draw:text-style-name="P3" draw:layer="layout" svg:width="0.151cm" svg:height="3.809cm" svg:x="4.5cm" svg:y="8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" draw:text-style-name="P3" draw:layer="layout" svg:width="0.151cm" svg:height="3.809cm" svg:x="5.321cm" svg:y="8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0" draw:style-name="gr4" draw:text-style-name="P4" draw:layer="layout" svg:width="0.507cm" svg:height="0.507cm" svg:x="3.893cm" svg:y="10.50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1" draw:style-name="gr4" draw:text-style-name="P4" draw:layer="layout" svg:width="0.507cm" svg:height="0.507cm" svg:x="4.752cm" svg:y="10.50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2" draw:style-name="gr6" draw:text-style-name="P3" draw:layer="layout" svg:width="0.151cm" svg:height="1.904cm" svg:x="5.321cm" svg:y="13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3" draw:style-name="gr5" draw:text-style-name="P5" draw:layer="layout" svg:width="0.507cm" svg:height="0.507cm" svg:x="5.143cm" svg:y="12.948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24" draw:style-name="gr6" draw:text-style-name="P3" draw:layer="layout" svg:width="0.304cm" svg:height="1.904cm" svg:x="6.11cm" svg:y="13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5" draw:style-name="gr4" draw:text-style-name="P4" draw:layer="layout" svg:width="0.507cm" svg:height="0.507cm" svg:x="5.554cm" svg:y="14.39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6" draw:style-name="gr6" draw:text-style-name="P3" draw:layer="layout" svg:width="0.304cm" svg:height="1.904cm" svg:x="7.079cm" svg:y="13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7" draw:style-name="gr4" draw:text-style-name="P4" draw:layer="layout" svg:width="0.507cm" svg:height="0.507cm" svg:x="6.493cm" svg:y="14.39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9" draw:style-name="gr7" draw:text-style-name="P3" draw:layer="layout" svg:width="0.304cm" svg:height="0.964cm" svg:x="7.084cm" svg:y="16.5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0" draw:style-name="gr4" draw:text-style-name="P4" draw:layer="layout" svg:width="0.507cm" svg:height="0.507cm" svg:x="8.928cm" svg:y="16.79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31" draw:style-name="gr8" draw:text-style-name="P3" draw:layer="layout" svg:width="0.609cm" svg:height="0.964cm" svg:x="8.178cm" svg:y="16.5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2" draw:style-name="gr4" draw:text-style-name="P4" draw:layer="layout" svg:width="0.507cm" svg:height="0.507cm" svg:x="7.529cm" svg:y="16.79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33" draw:style-name="gr5" draw:text-style-name="P5" draw:layer="layout" svg:width="0.507cm" svg:height="0.507cm" svg:x="6.978cm" svg:y="15.829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34" draw:style-name="gr8" draw:text-style-name="P3" draw:layer="layout" svg:width="0.609cm" svg:height="0.964cm" svg:x="9.577cm" svg:y="16.5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54" draw:style-name="gr9" draw:text-style-name="P6" draw:layer="layout" svg:width="0.507cm" svg:height="0.507cm" draw:transform="rotate (-3.14159265358979) translate (10.2cm 16.307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56" draw:style-name="gr3" draw:text-style-name="P3" draw:layer="layout" svg:width="0.304cm" svg:height="1.777cm" svg:x="10.927cm" svg:y="13.8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3" draw:text-style-name="P3" draw:layer="layout" svg:width="0.304cm" svg:height="1.777cm" svg:x="11.896cm" svg:y="13.8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59" draw:style-name="gr4" draw:text-style-name="P4" draw:layer="layout" svg:width="0.507cm" svg:height="0.507cm" svg:x="11.311cm" svg:y="14.40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1" draw:style-name="gr10" draw:text-style-name="P3" draw:layer="layout" svg:width="0.151cm" svg:height="3.301cm" svg:x="13.003cm" svg:y="9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0" draw:text-style-name="P3" draw:layer="layout" svg:width="0.151cm" svg:height="3.301cm" svg:x="13.823cm" svg:y="9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64" draw:style-name="gr11" draw:text-style-name="P4" draw:layer="layout" svg:width="0.507cm" svg:height="0.507cm" svg:x="13.281cm" svg:y="10.6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65" draw:style-name="gr9" draw:text-style-name="P6" draw:layer="layout" svg:width="0.507cm" svg:height="0.507cm" draw:transform="rotate (-3.14159265358979) translate (12.307cm 13.6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66" draw:style-name="gr3" draw:text-style-name="P3" draw:layer="layout" svg:width="0.304cm" svg:height="1.777cm" svg:x="9.966cm" svg:y="13.8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7" draw:layer="layout" svg:width="0.304cm" svg:height="1.777cm" svg:x="9.661cm" svg:y="13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0" draw:text-style-name="P3" draw:layer="layout" svg:width="0.151cm" svg:height="3.301cm" svg:x="12.098cm" svg:y="9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3" draw:text-style-name="P7" draw:layer="layout" svg:width="0.151cm" svg:height="3.301cm" svg:x="11.914cm" svg:y="9.2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3" draw:text-style-name="P3" draw:layer="layout" svg:width="0.101cm" svg:height="6.857cm" svg:x="14.728cm" svg:y="0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" draw:text-style-name="P3" draw:layer="layout" svg:width="0.101cm" svg:height="6.857cm" svg:x="15.491cm" svg:y="0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6" draw:style-name="gr4" draw:text-style-name="P4" draw:layer="layout" svg:width="0.507cm" svg:height="0.507cm" svg:x="14.887cm" svg:y="3.8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7" draw:style-name="gr3" draw:text-style-name="P3" draw:layer="layout" svg:width="0.101cm" svg:height="6.857cm" svg:x="13.915cm" svg:y="0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7" draw:layer="layout" svg:width="0.101cm" svg:height="6.857cm" svg:x="13.816cm" svg:y="0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9" draw:style-name="gr9" draw:text-style-name="P6" draw:layer="layout" svg:width="0.507cm" svg:height="0.507cm" draw:transform="rotate (-3.14159265358979) translate (14.124cm 8.728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ight Arrow 80" draw:style-name="gr14" draw:text-style-name="P8" draw:layer="layout" svg:width="8.648cm" svg:height="0.507cm" svg:x="4.752cm" svg:y="3.83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3" draw:style-name="gr15" draw:text-style-name="P8" draw:layer="layout" svg:width="5.672cm" svg:height="0.507cm" svg:x="5.928cm" svg:y="10.5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5" draw:style-name="gr16" draw:text-style-name="P8" draw:layer="layout" svg:width="1.762cm" svg:height="0.507cm" svg:x="7.673cm" svg:y="14.40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7" draw:style-name="gr17" draw:text-style-name="P8" draw:layer="layout" svg:width="0.507cm" svg:height="0.507cm" svg:x="16.816cm" svg:y="13.08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8" draw:style-name="gr4" draw:text-style-name="P4" draw:layer="layout" svg:width="0.507cm" svg:height="0.507cm" svg:x="16.766cm" svg:y="12.059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90" draw:style-name="gr9" draw:text-style-name="P6" draw:layer="layout" svg:width="0.507cm" svg:height="0.507cm" draw:transform="rotate (-3.14159265358979) translate (17.267cm 15.383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91" draw:style-name="gr5" draw:text-style-name="P5" draw:layer="layout" svg:width="0.507cm" svg:height="0.507cm" svg:x="16.742cm" svg:y="13.98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92" draw:style-name="gr18" draw:text-style-name="P10" draw:layer="layout" svg:width="6.282cm" svg:height="1.013cm" svg:x="17.318cm" svg:y="11.8cm">
          <text:p text:style-name="P9"><text:span text:style-name="T1">3x3 Convolution, Re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18" draw:text-style-name="P10" draw:layer="layout" svg:width="4.271cm" svg:height="1.013cm" svg:x="17.353cm" svg:y="12.76cm">
          <text:p text:style-name="P9"><text:span text:style-name="T1">Copy and C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18" draw:text-style-name="P10" draw:layer="layout" svg:width="3.949cm" svg:height="1.013cm" svg:x="17.359cm" svg:y="13.696cm">
          <text:p text:style-name="P9"><text:span text:style-name="T1">2x2 Max P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19" draw:text-style-name="P11" draw:layer="layout" svg:width="5.609cm" svg:height="1.013cm" svg:x="17.367cm" svg:y="14.612cm">
          <text:p text:style-name="P9"><text:span text:style-name="T1">2x2 Up-Conv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99" draw:style-name="gr20" draw:text-style-name="P12" draw:layer="layout" svg:width="0.507cm" svg:height="0.507cm" svg:x="15.739cm" svg:y="3.85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00" draw:style-name="gr3" draw:text-style-name="P3" draw:layer="layout" svg:width="0.05cm" svg:height="6.857cm" svg:x="16.406cm" svg:y="0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18" draw:text-style-name="P10" draw:layer="layout" svg:width="4.677cm" svg:height="1.013cm" svg:x="17.355cm" svg:y="15.6cm">
          <text:p text:style-name="P9"><text:span text:style-name="T1">1x1 Conv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05" draw:style-name="gr20" draw:text-style-name="P12" draw:layer="layout" svg:width="0.507cm" svg:height="0.507cm" svg:x="16.811cm" svg:y="15.88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06" draw:style-name="gr21" draw:text-style-name="P10" draw:layer="layout" svg:width="6.319cm" svg:height="0.916cm" svg:x="16.657cm" svg:y="14.7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59" draw:style-name="gr11" draw:text-style-name="P4" draw:layer="layout" svg:width="0.507cm" svg:height="0.507cm" svg:x="10.348cm" svg:y="14.40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64" draw:style-name="gr11" draw:text-style-name="P4" draw:layer="layout" svg:width="0.507cm" svg:height="0.507cm" svg:x="12.4cm" svg:y="10.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76" draw:style-name="gr11" draw:text-style-name="P4" draw:layer="layout" svg:width="0.507cm" svg:height="0.507cm" svg:x="14.115cm" svg:y="3.84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0">
        <draw:custom-shape draw:name="Rectangle 3" draw:style-name="gr3" draw:text-style-name="P3" draw:layer="layout" svg:width="0.024cm" svg:height="7.619cm" svg:x="2.313cm" svg:y="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3" draw:layer="layout" svg:width="0.075cm" svg:height="7.619cm" svg:x="2.993cm" svg:y="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3" draw:layer="layout" svg:width="0.075cm" svg:height="7.619cm" svg:x="3.793cm" svg:y="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6" draw:style-name="gr4" draw:text-style-name="P4" draw:layer="layout" svg:width="0.507cm" svg:height="0.507cm" svg:x="2.446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" draw:style-name="gr4" draw:text-style-name="P4" draw:layer="layout" svg:width="0.507cm" svg:height="0.507cm" svg:x="3.177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2" draw:style-name="gr3" draw:text-style-name="P3" draw:layer="layout" svg:width="0.075cm" svg:height="3.809cm" svg:x="3.717cm" svg:y="8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7" draw:style-name="gr5" draw:text-style-name="P5" draw:layer="layout" svg:width="0.507cm" svg:height="0.507cm" svg:x="3.577cm" svg:y="8.108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18" draw:style-name="gr3" draw:text-style-name="P3" draw:layer="layout" svg:width="0.151cm" svg:height="3.809cm" svg:x="4.5cm" svg:y="8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" draw:text-style-name="P3" draw:layer="layout" svg:width="0.151cm" svg:height="3.809cm" svg:x="5.321cm" svg:y="8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0" draw:style-name="gr4" draw:text-style-name="P4" draw:layer="layout" svg:width="0.507cm" svg:height="0.507cm" svg:x="3.893cm" svg:y="10.50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1" draw:style-name="gr4" draw:text-style-name="P4" draw:layer="layout" svg:width="0.507cm" svg:height="0.507cm" svg:x="4.752cm" svg:y="10.50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2" draw:style-name="gr3" draw:text-style-name="P3" draw:layer="layout" svg:width="0.151cm" svg:height="1.904cm" svg:x="5.321cm" svg:y="13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3" draw:style-name="gr5" draw:text-style-name="P5" draw:layer="layout" svg:width="0.507cm" svg:height="0.507cm" svg:x="5.143cm" svg:y="12.948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24" draw:style-name="gr3" draw:text-style-name="P3" draw:layer="layout" svg:width="0.304cm" svg:height="1.904cm" svg:x="6.11cm" svg:y="13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5" draw:style-name="gr4" draw:text-style-name="P4" draw:layer="layout" svg:width="0.507cm" svg:height="0.507cm" svg:x="5.554cm" svg:y="14.39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6" draw:style-name="gr3" draw:text-style-name="P3" draw:layer="layout" svg:width="0.304cm" svg:height="1.904cm" svg:x="7.079cm" svg:y="13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7" draw:style-name="gr4" draw:text-style-name="P4" draw:layer="layout" svg:width="0.507cm" svg:height="0.507cm" svg:x="6.493cm" svg:y="14.39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9" draw:style-name="gr3" draw:text-style-name="P3" draw:layer="layout" svg:width="0.304cm" svg:height="0.964cm" svg:x="7.084cm" svg:y="16.5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0" draw:style-name="gr4" draw:text-style-name="P4" draw:layer="layout" svg:width="0.507cm" svg:height="0.507cm" svg:x="8.928cm" svg:y="16.79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31" draw:style-name="gr3" draw:text-style-name="P3" draw:layer="layout" svg:width="0.609cm" svg:height="0.964cm" svg:x="8.178cm" svg:y="16.5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2" draw:style-name="gr4" draw:text-style-name="P4" draw:layer="layout" svg:width="0.507cm" svg:height="0.507cm" svg:x="7.529cm" svg:y="16.79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33" draw:style-name="gr5" draw:text-style-name="P5" draw:layer="layout" svg:width="0.507cm" svg:height="0.507cm" svg:x="6.978cm" svg:y="15.829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34" draw:style-name="gr3" draw:text-style-name="P3" draw:layer="layout" svg:width="0.609cm" svg:height="0.964cm" svg:x="9.577cm" svg:y="16.5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5" draw:style-name="gr5" draw:text-style-name="P5" draw:layer="layout" svg:width="0.507cm" svg:height="0.507cm" svg:x="9.628cm" svg:y="17.766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36" draw:style-name="gr3" draw:text-style-name="P3" draw:layer="layout" svg:width="0.609cm" svg:height="0.482cm" svg:x="9.526cm" svg:y="18.5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" draw:text-style-name="P3" draw:layer="layout" svg:width="1.218cm" svg:height="0.482cm" svg:x="11.004cm" svg:y="18.4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9" draw:style-name="gr4" draw:text-style-name="P4" draw:layer="layout" svg:width="0.507cm" svg:height="0.507cm" svg:x="10.316cm" svg:y="18.49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41" draw:style-name="gr3" draw:text-style-name="P3" draw:layer="layout" svg:width="1.218cm" svg:height="0.482cm" svg:x="13.092cm" svg:y="18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3" draw:style-name="gr4" draw:text-style-name="P4" draw:layer="layout" svg:width="0.507cm" svg:height="0.507cm" svg:x="12.404cm" svg:y="18.50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45" draw:style-name="gr9" draw:text-style-name="P6" draw:layer="layout" svg:width="0.507cm" svg:height="0.507cm" draw:transform="rotate (-3.14159265358979) translate (13.956cm 18.274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ight Arrow 50" draw:style-name="gr22" draw:text-style-name="P13" draw:layer="layout" svg:width="0.507cm" svg:height="0.507cm" svg:x="14.23cm" svg:y="16.79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51" draw:style-name="gr3" draw:text-style-name="P3" draw:layer="layout" svg:width="0.609cm" svg:height="0.761cm" svg:x="14.796cm" svg:y="16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52" draw:style-name="gr4" draw:text-style-name="P4" draw:layer="layout" svg:width="0.507cm" svg:height="0.507cm" svg:x="15.546cm" svg:y="16.79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53" draw:style-name="gr3" draw:text-style-name="P3" draw:layer="layout" svg:width="0.609cm" svg:height="0.761cm" svg:x="16.117cm" svg:y="16.7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54" draw:style-name="gr9" draw:text-style-name="P6" draw:layer="layout" svg:width="0.507cm" svg:height="0.507cm" draw:transform="rotate (-3.14159265358979) translate (16.676cm 16.565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56" draw:style-name="gr3" draw:text-style-name="P3" draw:layer="layout" svg:width="0.304cm" svg:height="1.777cm" svg:x="17.186cm" svg:y="13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57" draw:style-name="gr22" draw:text-style-name="P13" draw:layer="layout" svg:width="0.507cm" svg:height="0.507cm" svg:x="16.604cm" svg:y="14.39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58" draw:style-name="gr3" draw:text-style-name="P3" draw:layer="layout" svg:width="0.304cm" svg:height="1.777cm" svg:x="18.155cm" svg:y="13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59" draw:style-name="gr4" draw:text-style-name="P4" draw:layer="layout" svg:width="0.507cm" svg:height="0.507cm" svg:x="17.57cm" svg:y="14.42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1" draw:style-name="gr3" draw:text-style-name="P3" draw:layer="layout" svg:width="0.151cm" svg:height="3.301cm" svg:x="19.282cm" svg:y="9.1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" draw:text-style-name="P3" draw:layer="layout" svg:width="0.151cm" svg:height="3.301cm" svg:x="20.102cm" svg:y="9.1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63" draw:style-name="gr22" draw:text-style-name="P13" draw:layer="layout" svg:width="0.507cm" svg:height="0.507cm" svg:x="18.648cm" svg:y="10.47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64" draw:style-name="gr4" draw:text-style-name="P4" draw:layer="layout" svg:width="0.507cm" svg:height="0.507cm" svg:x="19.56cm" svg:y="10.47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65" draw:style-name="gr9" draw:text-style-name="P6" draw:layer="layout" svg:width="0.507cm" svg:height="0.507cm" draw:transform="rotate (-3.14159265358979) translate (18.586cm 13.473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66" draw:style-name="gr3" draw:text-style-name="P3" draw:layer="layout" svg:width="0.304cm" svg:height="1.777cm" svg:x="16.225cm" svg:y="13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7" draw:layer="layout" svg:width="0.304cm" svg:height="1.777cm" svg:x="15.92cm" svg:y="13.8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7" draw:layer="layout" svg:width="0.609cm" svg:height="0.736cm" svg:x="12.872cm" svg:y="16.6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" draw:text-style-name="P3" draw:layer="layout" svg:width="0.609cm" svg:height="0.761cm" svg:x="13.476cm" svg:y="16.6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3" draw:text-style-name="P3" draw:layer="layout" svg:width="0.151cm" svg:height="3.301cm" svg:x="18.377cm" svg:y="9.1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2" draw:text-style-name="P7" draw:layer="layout" svg:width="0.151cm" svg:height="3.301cm" svg:x="18.193cm" svg:y="9.1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3" draw:text-style-name="P3" draw:layer="layout" svg:width="0.101cm" svg:height="6.857cm" svg:x="20.807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" draw:text-style-name="P3" draw:layer="layout" svg:width="0.101cm" svg:height="6.857cm" svg:x="21.57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5" draw:style-name="gr22" draw:text-style-name="P13" draw:layer="layout" svg:width="0.507cm" svg:height="0.507cm" svg:x="20.199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76" draw:style-name="gr4" draw:text-style-name="P4" draw:layer="layout" svg:width="0.507cm" svg:height="0.507cm" svg:x="20.966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7" draw:style-name="gr3" draw:text-style-name="P3" draw:layer="layout" svg:width="0.101cm" svg:height="6.857cm" svg:x="19.994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7" draw:layer="layout" svg:width="0.101cm" svg:height="6.857cm" svg:x="19.895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9" draw:style-name="gr9" draw:text-style-name="P6" draw:layer="layout" svg:width="0.507cm" svg:height="0.507cm" draw:transform="rotate (-3.14159265358979) translate (20.403cm 8.601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ight Arrow 80" draw:style-name="gr17" draw:text-style-name="P8" draw:layer="layout" svg:width="14.785cm" svg:height="0.507cm" svg:x="4.752cm" svg:y="3.83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3" draw:style-name="gr17" draw:text-style-name="P8" draw:layer="layout" svg:width="11.595cm" svg:height="0.507cm" svg:x="5.928cm" svg:y="10.5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5" draw:style-name="gr17" draw:text-style-name="P8" draw:layer="layout" svg:width="7.567cm" svg:height="0.507cm" svg:x="7.838cm" svg:y="14.40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6" draw:style-name="gr17" draw:text-style-name="P8" draw:layer="layout" svg:width="1.886cm" svg:height="0.507cm" svg:x="10.672cm" svg:y="16.80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7" draw:style-name="gr17" draw:text-style-name="P8" draw:layer="layout" svg:width="0.507cm" svg:height="0.507cm" svg:x="24.345cm" svg:y="14.03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8" draw:style-name="gr4" draw:text-style-name="P4" draw:layer="layout" svg:width="0.507cm" svg:height="0.507cm" svg:x="24.295cm" svg:y="13.0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90" draw:style-name="gr9" draw:text-style-name="P6" draw:layer="layout" svg:width="0.507cm" svg:height="0.507cm" draw:transform="rotate (-3.14159265358979) translate (24.796cm 16.334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91" draw:style-name="gr5" draw:text-style-name="P5" draw:layer="layout" svg:width="0.507cm" svg:height="0.507cm" svg:x="24.271cm" svg:y="14.931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92" draw:style-name="gr18" draw:text-style-name="P10" draw:layer="layout" svg:width="6.282cm" svg:height="1.013cm" svg:x="24.847cm" svg:y="12.751cm">
          <text:p text:style-name="P9"><text:span text:style-name="T1">3x3 Convolution, Re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18" draw:text-style-name="P10" draw:layer="layout" svg:width="4.271cm" svg:height="1.013cm" svg:x="24.882cm" svg:y="13.711cm">
          <text:p text:style-name="P9"><text:span text:style-name="T1">Copy and C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18" draw:text-style-name="P10" draw:layer="layout" svg:width="3.949cm" svg:height="1.013cm" svg:x="24.888cm" svg:y="14.647cm">
          <text:p text:style-name="P9"><text:span text:style-name="T1">2x2 Max P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18" draw:text-style-name="P10" draw:layer="layout" svg:width="4.233cm" svg:height="1.013cm" svg:x="24.886cm" svg:y="15.544cm">
          <text:p text:style-name="P9"><text:span text:style-name="T1">2x2 Unpoo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18" draw:text-style-name="P10" draw:layer="layout" svg:width="4.677cm" svg:height="1.013cm" svg:x="24.884cm" svg:y="16.558cm">
          <text:p text:style-name="P9"><text:span text:style-name="T1">5x5 Conv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97" draw:style-name="gr22" draw:text-style-name="P13" draw:layer="layout" svg:width="0.507cm" svg:height="0.507cm" svg:x="24.34cm" svg:y="16.84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99" draw:style-name="gr20" draw:text-style-name="P12" draw:layer="layout" svg:width="0.507cm" svg:height="0.507cm" svg:x="21.824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00" draw:style-name="gr3" draw:text-style-name="P3" draw:layer="layout" svg:width="0.05cm" svg:height="6.857cm" svg:x="22.485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18" draw:text-style-name="P10" draw:layer="layout" svg:width="4.677cm" svg:height="1.013cm" svg:x="24.884cm" svg:y="17.494cm">
          <text:p text:style-name="P9"><text:span text:style-name="T1">1x1 Conv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05" draw:style-name="gr20" draw:text-style-name="P12" draw:layer="layout" svg:width="0.507cm" svg:height="0.507cm" svg:x="24.34cm" svg:y="17.78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06" draw:style-name="gr23" draw:text-style-name="P10" draw:layer="layout" svg:width="5.621cm" svg:height="2.039cm" svg:x="24.186cm" svg:y="15.5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0">
        <draw:g draw:name="Group 1">
          <draw:custom-shape draw:name="Rectangle 3" draw:style-name="gr3" draw:text-style-name="P3" draw:layer="layout" svg:width="0.024cm" svg:height="7.619cm" svg:x="2.313cm" svg:y="0.24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3" draw:layer="layout" svg:width="0.075cm" svg:height="7.619cm" svg:x="2.993cm" svg:y="0.24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3" draw:layer="layout" svg:width="0.075cm" svg:height="7.619cm" svg:x="3.793cm" svg:y="0.24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6" draw:style-name="gr4" draw:text-style-name="P4" draw:layer="layout" svg:width="0.507cm" svg:height="0.507cm" svg:x="2.446cm" svg:y="3.80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8" draw:style-name="gr4" draw:text-style-name="P4" draw:layer="layout" svg:width="0.507cm" svg:height="0.507cm" svg:x="3.177cm" svg:y="3.80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12" draw:style-name="gr3" draw:text-style-name="P3" draw:layer="layout" svg:width="0.075cm" svg:height="3.809cm" svg:x="3.717cm" svg:y="8.9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own Arrow 17" draw:style-name="gr5" draw:text-style-name="P5" draw:layer="layout" svg:width="0.507cm" svg:height="0.507cm" svg:x="3.577cm" svg:y="8.108cm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8" draw:style-name="gr3" draw:text-style-name="P3" draw:layer="layout" svg:width="0.151cm" svg:height="3.809cm" svg:x="4.5cm" svg:y="8.9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" draw:text-style-name="P3" draw:layer="layout" svg:width="0.151cm" svg:height="3.809cm" svg:x="5.321cm" svg:y="8.9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20" draw:style-name="gr4" draw:text-style-name="P4" draw:layer="layout" svg:width="0.507cm" svg:height="0.507cm" svg:x="3.893cm" svg:y="10.507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21" draw:style-name="gr4" draw:text-style-name="P4" draw:layer="layout" svg:width="0.507cm" svg:height="0.507cm" svg:x="4.752cm" svg:y="10.507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22" draw:style-name="gr3" draw:text-style-name="P3" draw:layer="layout" svg:width="0.151cm" svg:height="1.904cm" svg:x="5.321cm" svg:y="13.6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own Arrow 23" draw:style-name="gr5" draw:text-style-name="P5" draw:layer="layout" svg:width="0.507cm" svg:height="0.507cm" svg:x="5.143cm" svg:y="12.948cm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24" draw:style-name="gr3" draw:text-style-name="P3" draw:layer="layout" svg:width="0.304cm" svg:height="1.904cm" svg:x="6.11cm" svg:y="13.6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25" draw:style-name="gr4" draw:text-style-name="P4" draw:layer="layout" svg:width="0.507cm" svg:height="0.507cm" svg:x="5.554cm" svg:y="14.393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26" draw:style-name="gr3" draw:text-style-name="P3" draw:layer="layout" svg:width="0.304cm" svg:height="1.904cm" svg:x="7.079cm" svg:y="13.6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27" draw:style-name="gr4" draw:text-style-name="P4" draw:layer="layout" svg:width="0.507cm" svg:height="0.507cm" svg:x="6.493cm" svg:y="14.393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29" draw:style-name="gr3" draw:text-style-name="P3" draw:layer="layout" svg:width="0.304cm" svg:height="0.964cm" svg:x="7.084cm" svg:y="16.5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30" draw:style-name="gr4" draw:text-style-name="P4" draw:layer="layout" svg:width="0.507cm" svg:height="0.507cm" svg:x="8.928cm" svg:y="16.79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31" draw:style-name="gr3" draw:text-style-name="P3" draw:layer="layout" svg:width="0.609cm" svg:height="0.964cm" svg:x="8.178cm" svg:y="16.5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32" draw:style-name="gr4" draw:text-style-name="P4" draw:layer="layout" svg:width="0.507cm" svg:height="0.507cm" svg:x="7.529cm" svg:y="16.79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Down Arrow 33" draw:style-name="gr5" draw:text-style-name="P5" draw:layer="layout" svg:width="0.507cm" svg:height="0.507cm" svg:x="6.978cm" svg:y="15.829cm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34" draw:style-name="gr3" draw:text-style-name="P3" draw:layer="layout" svg:width="0.609cm" svg:height="0.964cm" svg:x="9.577cm" svg:y="16.5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own Arrow 35" draw:style-name="gr5" draw:text-style-name="P5" draw:layer="layout" svg:width="0.507cm" svg:height="0.507cm" svg:x="9.628cm" svg:y="17.766cm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36" draw:style-name="gr3" draw:text-style-name="P3" draw:layer="layout" svg:width="0.609cm" svg:height="0.482cm" svg:x="9.526cm" svg:y="18.5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3" draw:text-style-name="P3" draw:layer="layout" svg:width="1.218cm" svg:height="0.482cm" svg:x="11.004cm" svg:y="18.49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39" draw:style-name="gr4" draw:text-style-name="P4" draw:layer="layout" svg:width="0.507cm" svg:height="0.507cm" svg:x="10.316cm" svg:y="18.495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41" draw:style-name="gr3" draw:text-style-name="P3" draw:layer="layout" svg:width="1.218cm" svg:height="0.482cm" svg:x="13.092cm" svg:y="18.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43" draw:style-name="gr4" draw:text-style-name="P4" draw:layer="layout" svg:width="0.507cm" svg:height="0.507cm" svg:x="12.404cm" svg:y="18.507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Down Arrow 45" draw:style-name="gr9" draw:text-style-name="P6" draw:layer="layout" svg:width="0.507cm" svg:height="0.507cm" draw:transform="rotate (-3.14159265358979) translate (13.956cm 18.274cm)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ight Arrow 50" draw:style-name="gr4" draw:text-style-name="P4" draw:layer="layout" svg:width="0.507cm" svg:height="0.507cm" svg:x="14.23cm" svg:y="16.79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1" draw:style-name="gr3" draw:text-style-name="P3" draw:layer="layout" svg:width="0.609cm" svg:height="0.761cm" svg:x="14.796cm" svg:y="16.66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52" draw:style-name="gr4" draw:text-style-name="P4" draw:layer="layout" svg:width="0.507cm" svg:height="0.507cm" svg:x="15.546cm" svg:y="16.79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3" draw:style-name="gr3" draw:text-style-name="P3" draw:layer="layout" svg:width="0.609cm" svg:height="0.761cm" svg:x="16.117cm" svg:y="16.7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own Arrow 54" draw:style-name="gr9" draw:text-style-name="P6" draw:layer="layout" svg:width="0.507cm" svg:height="0.507cm" draw:transform="rotate (-3.14159265358979) translate (16.676cm 16.565cm)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56" draw:style-name="gr3" draw:text-style-name="P3" draw:layer="layout" svg:width="0.304cm" svg:height="1.777cm" svg:x="17.186cm" svg:y="13.8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57" draw:style-name="gr4" draw:text-style-name="P4" draw:layer="layout" svg:width="0.507cm" svg:height="0.507cm" svg:x="16.604cm" svg:y="14.393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8" draw:style-name="gr3" draw:text-style-name="P3" draw:layer="layout" svg:width="0.304cm" svg:height="1.777cm" svg:x="18.155cm" svg:y="13.8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59" draw:style-name="gr4" draw:text-style-name="P4" draw:layer="layout" svg:width="0.507cm" svg:height="0.507cm" svg:x="17.57cm" svg:y="14.428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1" draw:style-name="gr3" draw:text-style-name="P3" draw:layer="layout" svg:width="0.151cm" svg:height="3.301cm" svg:x="19.282cm" svg:y="9.1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3" draw:text-style-name="P3" draw:layer="layout" svg:width="0.151cm" svg:height="3.301cm" svg:x="20.102cm" svg:y="9.1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63" draw:style-name="gr4" draw:text-style-name="P4" draw:layer="layout" svg:width="0.507cm" svg:height="0.507cm" svg:x="18.648cm" svg:y="10.47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64" draw:style-name="gr4" draw:text-style-name="P4" draw:layer="layout" svg:width="0.507cm" svg:height="0.507cm" svg:x="19.56cm" svg:y="10.477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Down Arrow 65" draw:style-name="gr9" draw:text-style-name="P6" draw:layer="layout" svg:width="0.507cm" svg:height="0.507cm" draw:transform="rotate (-3.14159265358979) translate (18.586cm 13.473cm)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66" draw:style-name="gr3" draw:text-style-name="P3" draw:layer="layout" svg:width="0.304cm" svg:height="1.777cm" svg:x="16.225cm" svg:y="13.8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3" draw:text-style-name="P3" draw:layer="layout" svg:width="0.609cm" svg:height="0.761cm" svg:x="13.476cm" svg:y="16.66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" draw:text-style-name="P3" draw:layer="layout" svg:width="0.151cm" svg:height="3.301cm" svg:x="18.377cm" svg:y="9.1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3" draw:text-style-name="P3" draw:layer="layout" svg:width="0.101cm" svg:height="6.857cm" svg:x="20.807cm" svg:y="0.3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3" draw:text-style-name="P3" draw:layer="layout" svg:width="0.101cm" svg:height="6.857cm" svg:x="21.57cm" svg:y="0.3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75" draw:style-name="gr4" draw:text-style-name="P4" draw:layer="layout" svg:width="0.507cm" svg:height="0.507cm" svg:x="20.199cm" svg:y="3.80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76" draw:style-name="gr4" draw:text-style-name="P4" draw:layer="layout" svg:width="0.507cm" svg:height="0.507cm" svg:x="20.966cm" svg:y="3.80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77" draw:style-name="gr3" draw:text-style-name="P3" draw:layer="layout" svg:width="0.101cm" svg:height="6.857cm" svg:x="19.994cm" svg:y="0.3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Down Arrow 79" draw:style-name="gr9" draw:text-style-name="P6" draw:layer="layout" svg:width="0.507cm" svg:height="0.507cm" draw:transform="rotate (-3.14159265358979) translate (20.403cm 8.601cm)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ight Arrow 87" draw:style-name="gr17" draw:text-style-name="P8" draw:layer="layout" svg:width="0.507cm" svg:height="0.507cm" svg:x="24.345cm" svg:y="14.036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88" draw:style-name="gr4" draw:text-style-name="P4" draw:layer="layout" svg:width="0.507cm" svg:height="0.507cm" svg:x="24.295cm" svg:y="13.01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Down Arrow 90" draw:style-name="gr9" draw:text-style-name="P6" draw:layer="layout" svg:width="0.507cm" svg:height="0.507cm" draw:transform="rotate (-3.14159265358979) translate (24.796cm 16.334cm)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91" draw:style-name="gr5" draw:text-style-name="P5" draw:layer="layout" svg:width="0.507cm" svg:height="0.507cm" svg:x="24.271cm" svg:y="14.931cm">
            <text:p/>
  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TextBox 92" draw:style-name="gr18" draw:text-style-name="P10" draw:layer="layout" svg:width="6.282cm" svg:height="1.013cm" svg:x="24.847cm" svg:y="12.751cm">
            <text:p text:style-name="P9"><text:span text:style-name="T1">3x3 Convolution, ReL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18" draw:text-style-name="P10" draw:layer="layout" svg:width="4.271cm" svg:height="1.013cm" svg:x="24.882cm" svg:y="13.711cm">
            <text:p text:style-name="P9"><text:span text:style-name="T1">Copy and Cro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4" draw:style-name="gr18" draw:text-style-name="P10" draw:layer="layout" svg:width="3.949cm" svg:height="1.013cm" svg:x="24.888cm" svg:y="14.647cm">
            <text:p text:style-name="P9"><text:span text:style-name="T1">2x2 Max Poo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5" draw:style-name="gr18" draw:text-style-name="P10" draw:layer="layout" svg:width="5.613cm" svg:height="1.013cm" svg:x="25.978cm" svg:y="15.544cm">
            <text:p text:style-name="P9"><text:span text:style-name="T1">2x2 Up-Convolu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6" draw:style-name="gr18" draw:text-style-name="P10" draw:layer="layout" svg:width="4.677cm" svg:height="1.013cm" svg:x="24.884cm" svg:y="16.558cm">
            <text:p text:style-name="P9"><text:span text:style-name="T1">1x1 Convolu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97" draw:style-name="gr20" draw:text-style-name="P12" draw:layer="layout" svg:width="0.507cm" svg:height="0.507cm" svg:x="24.34cm" svg:y="16.846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99" draw:style-name="gr20" draw:text-style-name="P12" draw:layer="layout" svg:width="0.507cm" svg:height="0.507cm" svg:x="21.824cm" svg:y="3.804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100" draw:style-name="gr3" draw:text-style-name="P3" draw:layer="layout" svg:width="0.05cm" svg:height="6.857cm" svg:x="22.485cm" svg:y="0.3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0">
        <draw:custom-shape draw:name="Rectangle 73" draw:style-name="gr3" draw:text-style-name="P3" draw:layer="layout" svg:width="0.101cm" svg:height="6.857cm" svg:x="5.222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" draw:text-style-name="P3" draw:layer="layout" svg:width="0.101cm" svg:height="6.857cm" svg:x="5.985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5" draw:style-name="gr4" draw:text-style-name="P4" draw:layer="layout" svg:width="0.507cm" svg:height="0.507cm" svg:x="4.614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76" draw:style-name="gr4" draw:text-style-name="P4" draw:layer="layout" svg:width="0.507cm" svg:height="0.507cm" svg:x="5.381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7" draw:style-name="gr3" draw:text-style-name="P3" draw:layer="layout" svg:width="0.024cm" svg:height="6.857cm" svg:x="4.409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87" draw:style-name="gr17" draw:text-style-name="P8" draw:layer="layout" svg:width="0.507cm" svg:height="0.507cm" svg:x="14.563cm" svg:y="9.16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8" draw:style-name="gr4" draw:text-style-name="P4" draw:layer="layout" svg:width="0.507cm" svg:height="0.507cm" svg:x="14.513cm" svg:y="8.14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90" draw:style-name="gr9" draw:text-style-name="P6" draw:layer="layout" svg:width="0.507cm" svg:height="0.507cm" draw:transform="rotate (-3.14159265358979) translate (15.014cm 11.466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91" draw:style-name="gr5" draw:text-style-name="P5" draw:layer="layout" svg:width="0.507cm" svg:height="0.507cm" svg:x="14.489cm" svg:y="10.063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92" draw:style-name="gr18" draw:text-style-name="P10" draw:layer="layout" svg:width="6.282cm" svg:height="1.013cm" svg:x="15.065cm" svg:y="7.883cm">
          <text:p text:style-name="P9"><text:span text:style-name="T1">3x3 Convolution, Re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18" draw:text-style-name="P10" draw:layer="layout" svg:width="4.271cm" svg:height="1.013cm" svg:x="15.1cm" svg:y="8.842cm">
          <text:p text:style-name="P9"><text:span text:style-name="T1">Copy and C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18" draw:text-style-name="P10" draw:layer="layout" svg:width="3.949cm" svg:height="1.013cm" svg:x="15.106cm" svg:y="9.779cm">
          <text:p text:style-name="P9"><text:span text:style-name="T1">2x2 Max P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18" draw:text-style-name="P10" draw:layer="layout" svg:width="7.75cm" svg:height="1.013cm" svg:x="15.128cm" svg:y="10.676cm">
          <text:p text:style-name="P9"><text:span text:style-name="T1">2x2 Transposed Conv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18" draw:text-style-name="P10" draw:layer="layout" svg:width="4.677cm" svg:height="1.013cm" svg:x="15.102cm" svg:y="11.69cm">
          <text:p text:style-name="P9"><text:span text:style-name="T1">1x1 Conv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97" draw:style-name="gr20" draw:text-style-name="P12" draw:layer="layout" svg:width="0.507cm" svg:height="0.507cm" svg:x="14.558cm" svg:y="11.97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99" draw:style-name="gr20" draw:text-style-name="P12" draw:layer="layout" svg:width="0.507cm" svg:height="0.507cm" svg:x="6.239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00" draw:style-name="gr3" draw:text-style-name="P3" draw:layer="layout" svg:width="0.05cm" svg:height="6.857cm" svg:x="6.9cm" svg:y="0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24" draw:text-style-name="P10" draw:layer="layout" svg:width="6.599cm" svg:height="2.791cm" svg:x="24.803cm" svg:y="1.232cm">
          <text:p text:style-name="P9"><text:span text:style-name="T2">U-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8" draw:text-style-name="P10" draw:layer="layout" svg:width="1.879cm" svg:height="1.013cm" svg:x="2.558cm" svg:y="3.54cm">
          <text:p text:style-name="P9"><text:span text:style-name="T1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8" draw:text-style-name="P10" draw:layer="layout" svg:width="2.349cm" svg:height="1.013cm" svg:x="7.117cm" svg:y="3.54cm">
          <text:p text:style-name="P9"><text:span text:style-name="T1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0">
        <draw:custom-shape draw:name="Rectangle 3" draw:style-name="gr3" draw:text-style-name="P3" draw:layer="layout" svg:width="0.024cm" svg:height="7.619cm" svg:x="2.313cm" svg:y="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3" draw:layer="layout" svg:width="0.075cm" svg:height="7.619cm" svg:x="2.993cm" svg:y="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3" draw:layer="layout" svg:width="0.075cm" svg:height="7.619cm" svg:x="3.793cm" svg:y="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6" draw:style-name="gr4" draw:text-style-name="P4" draw:layer="layout" svg:width="0.507cm" svg:height="0.507cm" svg:x="2.446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" draw:style-name="gr4" draw:text-style-name="P4" draw:layer="layout" svg:width="0.507cm" svg:height="0.507cm" svg:x="3.177cm" svg:y="3.80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2" draw:style-name="gr3" draw:text-style-name="P3" draw:layer="layout" svg:width="0.075cm" svg:height="3.809cm" svg:x="3.717cm" svg:y="8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7" draw:style-name="gr5" draw:text-style-name="P5" draw:layer="layout" svg:width="0.507cm" svg:height="0.507cm" svg:x="3.577cm" svg:y="8.108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18" draw:style-name="gr3" draw:text-style-name="P3" draw:layer="layout" svg:width="0.151cm" svg:height="3.809cm" svg:x="4.5cm" svg:y="8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" draw:text-style-name="P3" draw:layer="layout" svg:width="0.151cm" svg:height="3.809cm" svg:x="5.321cm" svg:y="8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0" draw:style-name="gr4" draw:text-style-name="P4" draw:layer="layout" svg:width="0.507cm" svg:height="0.507cm" svg:x="3.893cm" svg:y="10.50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1" draw:style-name="gr4" draw:text-style-name="P4" draw:layer="layout" svg:width="0.507cm" svg:height="0.507cm" svg:x="4.752cm" svg:y="10.50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1" draw:style-name="gr3" draw:text-style-name="P3" draw:layer="layout" svg:width="0.151cm" svg:height="3.301cm" svg:x="8.686cm" svg:y="9.1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" draw:text-style-name="P3" draw:layer="layout" svg:width="0.151cm" svg:height="3.301cm" svg:x="9.506cm" svg:y="9.1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64" draw:style-name="gr4" draw:text-style-name="P4" draw:layer="layout" svg:width="0.507cm" svg:height="0.507cm" svg:x="8.964cm" svg:y="10.50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3" draw:style-name="gr3" draw:text-style-name="P3" draw:layer="layout" svg:width="0.101cm" svg:height="6.857cm" svg:x="10.211cm" svg:y="0.4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" draw:text-style-name="P3" draw:layer="layout" svg:width="0.101cm" svg:height="6.857cm" svg:x="10.974cm" svg:y="0.4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5" draw:style-name="gr4" draw:text-style-name="P4" draw:layer="layout" svg:width="0.507cm" svg:height="0.507cm" svg:x="9.603cm" svg:y="3.83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76" draw:style-name="gr4" draw:text-style-name="P4" draw:layer="layout" svg:width="0.507cm" svg:height="0.507cm" svg:x="10.37cm" svg:y="3.83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77" draw:style-name="gr3" draw:text-style-name="P3" draw:layer="layout" svg:width="0.101cm" svg:height="6.857cm" svg:x="9.398cm" svg:y="0.4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7" draw:layer="layout" svg:width="0.101cm" svg:height="6.857cm" svg:x="9.299cm" svg:y="0.4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9" draw:style-name="gr9" draw:text-style-name="P6" draw:layer="layout" svg:width="0.507cm" svg:height="0.507cm" draw:transform="rotate (-3.14159265358979) translate (9.807cm 8.631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ight Arrow 80" draw:style-name="gr17" draw:text-style-name="P8" draw:layer="layout" svg:width="3.885cm" svg:height="0.507cm" svg:x="4.752cm" svg:y="3.83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3" draw:style-name="gr17" draw:text-style-name="P8" draw:layer="layout" svg:width="2.306cm" svg:height="0.537cm" svg:x="5.928cm" svg:y="10.47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7" draw:style-name="gr17" draw:text-style-name="P8" draw:layer="layout" svg:width="0.507cm" svg:height="0.507cm" svg:x="14.563cm" svg:y="9.16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8" draw:style-name="gr4" draw:text-style-name="P4" draw:layer="layout" svg:width="0.507cm" svg:height="0.507cm" svg:x="14.513cm" svg:y="8.14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90" draw:style-name="gr9" draw:text-style-name="P6" draw:layer="layout" svg:width="0.507cm" svg:height="0.507cm" draw:transform="rotate (-3.14159265358979) translate (15.014cm 11.466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91" draw:style-name="gr5" draw:text-style-name="P5" draw:layer="layout" svg:width="0.507cm" svg:height="0.507cm" svg:x="14.489cm" svg:y="10.063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92" draw:style-name="gr18" draw:text-style-name="P10" draw:layer="layout" svg:width="6.282cm" svg:height="1.013cm" svg:x="15.065cm" svg:y="7.883cm">
          <text:p text:style-name="P9"><text:span text:style-name="T1">3x3 Convolution, Re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18" draw:text-style-name="P10" draw:layer="layout" svg:width="4.271cm" svg:height="1.013cm" svg:x="15.1cm" svg:y="8.842cm">
          <text:p text:style-name="P9"><text:span text:style-name="T1">Copy and C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18" draw:text-style-name="P10" draw:layer="layout" svg:width="3.949cm" svg:height="1.013cm" svg:x="15.106cm" svg:y="9.779cm">
          <text:p text:style-name="P9"><text:span text:style-name="T1">2x2 Max P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18" draw:text-style-name="P10" draw:layer="layout" svg:width="7.75cm" svg:height="1.013cm" svg:x="15.128cm" svg:y="10.676cm">
          <text:p text:style-name="P9"><text:span text:style-name="T1">2x2 Transposed Conv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18" draw:text-style-name="P10" draw:layer="layout" svg:width="4.677cm" svg:height="1.013cm" svg:x="15.102cm" svg:y="11.69cm">
          <text:p text:style-name="P9"><text:span text:style-name="T1">1x1 Conv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97" draw:style-name="gr20" draw:text-style-name="P12" draw:layer="layout" svg:width="0.507cm" svg:height="0.507cm" svg:x="14.558cm" svg:y="11.97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99" draw:style-name="gr20" draw:text-style-name="P12" draw:layer="layout" svg:width="0.507cm" svg:height="0.507cm" svg:x="11.228cm" svg:y="3.835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00" draw:style-name="gr3" draw:text-style-name="P3" draw:layer="layout" svg:width="0.05cm" svg:height="6.857cm" svg:x="11.889cm" svg:y="0.4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24" draw:text-style-name="P10" draw:layer="layout" svg:width="6.599cm" svg:height="2.791cm" svg:x="24.803cm" svg:y="1.232cm">
          <text:p text:style-name="P9"><text:span text:style-name="T2">U-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8" draw:text-style-name="P10" draw:layer="layout" svg:width="1.879cm" svg:height="1.013cm" svg:x="0.383cm" svg:y="3.54cm">
          <text:p text:style-name="P9"><text:span text:style-name="T1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8" draw:text-style-name="P10" draw:layer="layout" svg:width="2.349cm" svg:height="1.013cm" svg:x="12.015cm" svg:y="3.54cm">
          <text:p text:style-name="P9"><text:span text:style-name="T1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28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07-16">16.07.16</text:date></text:span></text:p>
        </draw:text-box>
      </draw:frame>
      <draw:frame draw:name="Footer Placeholder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15" draw:layer="backgroundobjects" svg:width="25.399cm" svg:height="6.631cm" svg:x="4.233cm" svg:y="3.118cm" presentation:class="title" presentation:user-transformed="true">
        <draw:text-box>
          <text:p text:style-name="MP14"><text:span text:style-name="MT7">Click to edit Master title style</text:span></text:p>
        </draw:text-box>
      </draw:frame>
      <draw:frame draw:name="Date Placeholder 3" presentation:style-name="Mpr7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07-16">16.07.16</text:date></text:span></text:p>
        </draw:text-box>
      </draw:frame>
      <draw:frame draw:name="Footer Placeholder 4" presentation:style-name="Mpr7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a95yak</meta:initial-creator>
    <meta:editing-cycles>12</meta:editing-cycles>
    <meta:creation-date>2016-07-06T18:35:52</meta:creation-date>
    <dc:date>2016-07-16T14:00:20.059194381</dc:date>
    <meta:editing-duration>PT2H50M42S</meta:editing-duration>
    <meta:generator>LibreOffice/5.1.4.2$Linux_X86_64 LibreOffice_project/10m0$Build-2</meta:generator>
    <meta:document-statistic meta:object-count="305"/>
    <meta:user-defined meta:name="AppVersion">15.002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